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a52" officeooo:paragraph-rsid="00146a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xooooooooooooooooooooooo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3:27:23.265239499</meta:creation-date>
    <dc:date>2026-02-24T13:28:38.454959013</dc:date>
    <meta:editing-duration>PT1M16S</meta:editing-duration>
    <meta:editing-cycles>1</meta:editing-cycles>
    <meta:document-statistic meta:table-count="0" meta:image-count="0" meta:object-count="0" meta:page-count="1" meta:paragraph-count="1" meta:word-count="1" meta:character-count="27" meta:non-whitespace-character-count="27"/>
    <meta:generator>LibreOffice/7.5.6.2$Linux_X86_64 LibreOffice_project/50$Build-2</meta:generator>
  </office:meta>
</office:document-meta>
</file>